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lientRequestObservationConventionTests.shouldAddKeyValuesForNull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ClientRequestObservationConventionTests.shouldHaveContextu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ClientRequestObservationConventionTests.shouldOnlySupportWebClientObserv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lientRequestObservationConventionTests.shouldAddClientNameKeyValueForRequestWith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ClientRequestObservationConventionTests.shouldOnlyConsiderPathForUriKe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ClientRequestObservationConventionTests.shouldAddKeyValuesForRequestWithUri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ClientRequestObservationConventionTests.createContext( ClientRequest . Builder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ClientRequestObservationConventionTests.shouldAddKeyValuesForRequestWithoutUri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lientRequestObservationConventionTests.shouldHav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lientRequestObservationConventionTests.shouldAddKeyValuesForExchangeWit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ClientRequestObservationConventionTests.shouldAddRootUriEvenIfTemplateMi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